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5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ro5" style:family="table-row">
      <style:table-row-properties style:row-height="5.581cm" fo:break-before="auto" style:use-optimal-row-height="true"/>
    </style:style>
    <style:style style:name="ro6" style:family="table-row">
      <style:table-row-properties style:row-height="4.803cm" fo:break-before="auto" style:use-optimal-row-height="true"/>
    </style:style>
    <style:style style:name="ro7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tyle="italic" style:font-name-asian="DejaVu Sans" style:font-name-complex="DejaVu Sans"/>
    </style:style>
    <style:style style:name="T1" style:family="text">
      <style:text-properties style:text-position="33% 58%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weight-asian="normal" style:font-weight-complex="normal"/>
    </style:style>
    <style:style style:name="T4" style:family="text">
      <style:text-properties style:font-weight-asian="normal" style:font-weight-complex="normal" style:text-position="33% 58%"/>
    </style:style>
    <style:style style:name="T5" style:family="text">
      <style:text-properties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DejaVu Sans" style:font-name-asian="DejaVu Sans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style:font-name="Liberation Serif" style:font-weight-asian="normal" style:font-weight-complex="normal"/>
    </style:style>
    <style:style style:name="T6" style:family="text">
      <style:text-properties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DejaVu Sans" style:font-name-asian="DejaVu Sans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style:font-name="Liberation Serif" style:font-weight-asian="normal" style:font-weight-complex="normal" style:text-position="33% 58%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fo:font-style="italic" style:font-name-asian="DejaVu Sans" style:font-name-complex="DejaVu Sans"/>
    </style:style>
    <style:style style:name="T9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desc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corrAn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solutions</text:p>
          </table:table-cell>
        </table:table-row>
        <table:table-row table:style-name="ro2">
          <table:table-cell office:value-type="string" calcext:value-type="string">
            <text:p>Find the roots of the  quadratic equations x<text:span text:style-name="T1">2</text:span> – 3x – 10 = 0</text:p>
          </table:table-cell>
          <table:table-cell office:value-type="string" calcext:value-type="string">
            <text:p><text:span text:style-name="T7">[ “X = 5 , -2</text:span>”, <text:span text:style-name="T7">“X = 5 , -6</text:span>”,<text:span text:style-name="T7">“X = 3 , -2</text:span>”,<text:span text:style-name="T7">“X = 5 , -1</text:span>”]</text:p>
          </table:table-cell>
          <table:table-cell office:value-type="string" calcext:value-type="string">
            <text:p>X = 5 , -2</text:p>
          </table:table-cell>
          <table:table-cell office:value-type="string" calcext:value-type="string">
            <text:p>10<text:span text:style-name="T9">th</text:span></text:p>
          </table:table-cell>
          <table:table-cell office:value-type="string" calcext:value-type="string">
            <text:p>quadratic equation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<text:span text:style-name="T2">Find the roots of the  quadratic equations </text:span><text:span text:style-name="T3">√2 x</text:span><text:span text:style-name="T4">2 </text:span><text:span text:style-name="T3">+ 7x + 5√2 = 0</text:span></text:p>
          </table:table-cell>
          <table:table-cell office:value-type="string" calcext:value-type="string">
            <text:p><text:span text:style-name="T7">[ “</text:span><text:span text:style-name="T8">x = -5/√2 or x = -√2</text:span>”,<text:span text:style-name="T7">“</text:span><text:span text:style-name="T8">x = -1/√2 or x = -√2</text:span>”,<text:span text:style-name="T7">“</text:span><text:span text:style-name="T8">x = -3/√2 or x = -√3</text:span>”,<text:span text:style-name="T7">“</text:span><text:span text:style-name="T8">x = -7/√2 or x = -√2</text:span>” ]</text:p>
          </table:table-cell>
          <table:table-cell table:style-name="ce2" office:value-type="string" calcext:value-type="string">
            <text:p>x = -5/√2 or x = -√2</text:p>
          </table:table-cell>
          <table:table-cell office:value-type="string" calcext:value-type="string">
            <text:p>10<text:span text:style-name="T9">th</text:span></text:p>
          </table:table-cell>
          <table:table-cell office:value-type="string" calcext:value-type="string">
            <text:p>quadratic equation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nan</text:p>
          </table:table-cell>
        </table:table-row>
        <table:table-row table:style-name="ro4">
          <table:table-cell office:value-type="string" calcext:value-type="string">
            <text:p>The altitude of a right triangle is 7 cm less than its base. If the hypotenuse is 13 cm, find the other two sides.</text:p>
          </table:table-cell>
          <table:table-cell office:value-type="string" calcext:value-type="string">
            <text:p>[ “x = 8 or x = – 5”,“x = 10 or x = – 5”,“x = 12 or x = – 2”,“x = 12 or x = – 5” ]</text:p>
          </table:table-cell>
          <table:table-cell table:style-name="ce1" office:value-type="string" calcext:value-type="string">
            <text:p>x = 12 or x = – 5</text:p>
          </table:table-cell>
          <table:table-cell office:value-type="string" calcext:value-type="string">
            <text:p>10<text:span text:style-name="T9">th</text:span></text:p>
          </table:table-cell>
          <table:table-cell office:value-type="string" calcext:value-type="string">
            <text:p>quadratic equation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It is given that in a group of 3 students, the probability of 2 students not having the same birthday is 0.992. What is the probability that the 2 students have the same birthday? </text:p>
          </table:table-cell>
          <table:table-cell office:value-type="string" calcext:value-type="string">
            <text:p>[ “ 0.009”,“ 0.007”,“ 0.006”,“ 0.008” ]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0<text:span text:style-name="T9">th</text:span>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nan</text:p>
          </table:table-cell>
        </table:table-row>
        <table:table-row table:style-name="ro6">
          <table:table-cell office:value-type="string" calcext:value-type="string">
            <text:p>A bag contains 3 red balls and 5 black balls. A ball is drawn at random from the bag. What is the probability that the ball drawn is red</text:p>
          </table:table-cell>
          <table:table-cell office:value-type="string" calcext:value-type="string">
            <text:p>[ “3/8”,“1/8”,“3/7”,“5/8” ]</text:p>
          </table:table-cell>
          <table:table-cell table:style-name="ce3" office:value-type="string" calcext:value-type="string">
            <text:p>3/8</text:p>
          </table:table-cell>
          <table:table-cell office:value-type="string" calcext:value-type="string">
            <text:p>10<text:span text:style-name="T9">th</text:span>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nan</text:p>
          </table:table-cell>
        </table:table-row>
        <table:table-row table:style-name="ro7">
          <table:table-cell office:value-type="string" calcext:value-type="string">
            <text:p><text:span text:style-name="T5">Find the value of sin 75</text:span><text:span text:style-name="T6">0</text:span></text:p>
          </table:table-cell>
          <table:table-cell office:value-type="string" calcext:value-type="string">
            <text:p><text:span text:style-name="T7">[ “</text:span><text:span text:style-name="T8">(√3 + 1 ) / 2</text:span>”,<text:span text:style-name="T7">“</text:span><text:span text:style-name="T8">(√3 + 1 ) / √2</text:span>”,<text:span text:style-name="T7">“</text:span><text:span text:style-name="T8">(√3 - 1 ) / 2√2</text:span>”,<text:span text:style-name="T7">“</text:span><text:span text:style-name="T8">(√3 + 1 ) / 2√2</text:span>” ]</text:p>
          </table:table-cell>
          <table:table-cell table:style-name="ce4" office:value-type="string" calcext:value-type="string">
            <text:p>(√3 + 1 ) / 2√2</text:p>
          </table:table-cell>
          <table:table-cell office:value-type="string" calcext:value-type="string">
            <text:p>11<text:span text:style-name="T9">th</text:span></text:p>
          </table:table-cell>
          <table:table-cell office:value-type="string" calcext:value-type="string">
            <text:p>trignometry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nan</text:p>
          </table:table-cell>
        </table:table-row>
        <table:table-row table:style-name="ro7">
          <table:table-cell office:value-type="string" calcext:value-type="string">
            <text:p><text:span text:style-name="T3">Sin</text:span><text:span text:style-name="T4">2</text:span><text:span text:style-name="T3">6x – sin</text:span><text:span text:style-name="T4">2</text:span><text:span text:style-name="T3"> 4x</text:span></text:p>
          </table:table-cell>
          <table:table-cell office:value-type="string" calcext:value-type="string">
            <text:p><text:span text:style-name="T7">[ “sin5xsin2x</text:span>”,<text:span text:style-name="T7">“sin5xsin2x</text:span>”,<text:span text:style-name="T7">“sin10xsin2x</text:span>”,<text:span text:style-name="T7">“sin10xsin3x</text:span>”]</text:p>
          </table:table-cell>
          <table:table-cell office:value-type="string" calcext:value-type="string">
            <text:p>sin10xsin2x</text:p>
          </table:table-cell>
          <table:table-cell office:value-type="string" calcext:value-type="string">
            <text:p>11<text:span text:style-name="T9">th</text:span></text:p>
          </table:table-cell>
          <table:table-cell office:value-type="string" calcext:value-type="string">
            <text:p>trignometr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1:09:34.120625273</meta:creation-date>
    <dc:date>2023-06-05T11:39:15.704677257</dc:date>
    <meta:editing-duration>PT8M10S</meta:editing-duration>
    <meta:editing-cycles>2</meta:editing-cycles>
    <meta:generator>LibreOffice/7.3.7.2$Linux_X86_64 LibreOffice_project/30$Build-2</meta:generator>
    <meta:document-statistic meta:table-count="1" meta:cell-count="56" meta:object-count="0"/>
  </office:meta>
</office:document-meta>
</file>